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au4" style:family="table" style:master-page-name="Standard">
      <style:table-properties style:width="19.397cm" style:page-number="0" table:align="margins" style:writing-mode="lr-tb"/>
    </style:style>
    <style:style style:name="Tableau4.A" style:family="table-column">
      <style:table-column-properties style:column-width="4.992cm" style:rel-column-width="2830*"/>
    </style:style>
    <style:style style:name="Tableau4.B" style:family="table-column">
      <style:table-column-properties style:column-width="14.404cm" style:rel-column-width="8166*"/>
    </style:style>
    <style:style style:name="Tableau4.A1" style:family="table-cell">
      <style:table-cell-properties fo:padding="0.097cm" fo:border="none"/>
    </style:style>
    <style:style style:name="Tableau4.B1.1" style:family="table-column">
      <style:table-column-properties style:column-width="10.881cm" style:rel-column-width="6169*"/>
    </style:style>
    <style:style style:name="Tableau4.B1.2" style:family="table-column">
      <style:table-column-properties style:column-width="3.522cm" style:rel-column-width="1997*"/>
    </style:style>
    <style:style style:name="Tableau4.B2" style:family="table-cell">
      <style:table-cell-properties fo:padding="0.097cm" fo:border="0.002cm solid #000000"/>
    </style:style>
    <style:style style:name="Tableau3" style:family="table">
      <style:table-properties style:width="19.397cm" table:align="margins" style:writing-mode="lr-tb"/>
    </style:style>
    <style:style style:name="Tableau3.A" style:family="table-column">
      <style:table-column-properties style:column-width="4.992cm" style:rel-column-width="16866*"/>
    </style:style>
    <style:style style:name="Tableau3.B" style:family="table-column">
      <style:table-column-properties style:column-width="14.406cm" style:rel-column-width="48669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9.397cm" table:align="margins" style:writing-mode="lr-tb"/>
    </style:style>
    <style:style style:name="Tableau1.A" style:family="table-column">
      <style:table-column-properties style:column-width="4.992cm" style:rel-column-width="16866*"/>
    </style:style>
    <style:style style:name="Tableau1.B" style:family="table-column">
      <style:table-column-properties style:column-width="14.406cm" style:rel-column-width="48669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" style:family="table">
      <style:table-properties style:width="19.397cm" table:align="margins" style:writing-mode="lr-tb"/>
    </style:style>
    <style:style style:name="Tableau2.A" style:family="table-column">
      <style:table-column-properties style:column-width="5.225cm" style:rel-column-width="17653*"/>
    </style:style>
    <style:style style:name="Tableau2.B" style:family="table-column">
      <style:table-column-properties style:column-width="14.173cm" style:rel-column-width="47882*"/>
    </style:style>
    <style:style style:name="Tableau2.A1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6" style:family="table">
      <style:table-properties style:width="19.397cm" table:align="margins" style:writing-mode="lr-tb"/>
    </style:style>
    <style:style style:name="Tableau6.A" style:family="table-column">
      <style:table-column-properties style:column-width="6.018cm" style:rel-column-width="20335*"/>
    </style:style>
    <style:style style:name="Tableau6.B" style:family="table-column">
      <style:table-column-properties style:column-width="13.379cm" style:rel-column-width="45200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style:vertical-align="middle" fo:padding="0.097cm" fo:border="none"/>
    </style:style>
    <style:style style:name="Tableau5" style:family="table">
      <style:table-properties style:width="19.397cm" table:align="margins" style:writing-mode="lr-tb"/>
    </style:style>
    <style:style style:name="Tableau5.A" style:family="table-column">
      <style:table-column-properties style:column-width="5.985cm" style:rel-column-width="20221*"/>
    </style:style>
    <style:style style:name="Tableau5.B" style:family="table-column">
      <style:table-column-properties style:column-width="13.413cm" style:rel-column-width="45314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Ligne_20_3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Ligne_20_3">
      <style:text-properties fo:font-weight="bold" style:font-weight-asian="bold" style:font-weight-complex="bold"/>
    </style:style>
    <style:style style:name="P5" style:family="paragraph" style:parent-style-name="Ligne_20_3">
      <style:paragraph-properties fo:margin-left="0.935cm" fo:margin-right="0.009cm" fo:text-indent="-0.185cm" style:auto-text-indent="false">
        <style:tab-stops>
          <style:tab-stop style:position="-0.185cm"/>
          <style:tab-stop style:position="2.251cm" style:type="center"/>
          <style:tab-stop style:position="4.9cm"/>
        </style:tab-stops>
      </style:paragraph-properties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2.469cm" fo:margin-right="0.009cm" fo:text-align="start" style:justify-single-word="false" fo:text-indent="-2.408cm" style:auto-text-indent="false">
        <style:tab-stops/>
      </style:paragraph-properties>
    </style:style>
    <style:style style:name="P10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tyle="italic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Arial1" fo:font-style="italic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</style:style>
    <style:style style:name="T1" style:family="text" style:parent-style-name="Champ_20_1">
      <style:text-properties fo:font-size="13pt" style:font-size-asian="13pt" style:font-size-complex="13pt"/>
    </style:style>
    <style:style style:name="T2" style:family="text" style:parent-style-name="Champ_20_2">
      <style:text-properties fo:font-size="13pt" style:font-size-asian="13pt" style:font-size-complex="13pt"/>
    </style:style>
    <style:style style:name="T3" style:family="text" style:parent-style-name="Champ_20_2">
      <style:text-properties fo:font-size="10pt" style:font-size-asian="10pt" style:font-size-complex="10pt"/>
    </style:style>
    <style:style style:name="T4" style:family="text" style:parent-style-name="Champ_20_1">
      <style:text-properties fo:language="de" fo:country="DE"/>
    </style:style>
    <style:style style:name="T5" style:family="text">
      <style:text-properties fo:font-weight="bold" style:font-weight-asian="bold" style:font-weight-complex="bold"/>
    </style:style>
    <style:style style:name="T6" style:family="text" style:parent-style-name="Champ_20_2">
      <style:text-properties fo:language="fr" fo:country="FR" fo:font-weight="bold" style:font-weight-asian="bold" style:font-weight-complex="bold"/>
    </style:style>
    <style:style style:name="T7" style:family="text" style:parent-style-name="Champ_20_2">
      <style:text-properties fo:language="de" fo:country="DE" fo:font-weight="bold" style:font-weight-asian="bold" style:font-weight-complex="bold"/>
    </style:style>
    <style:style style:name="T8" style:family="text" style:parent-style-name="Champ_20_1">
      <style:text-properties fo:font-weight="bold" style:font-weight-asian="bold" style:font-weight-complex="bold"/>
    </style:style>
    <style:style style:name="T9" style:family="text" style:parent-style-name="Champ_20_2">
      <style:text-properties fo:font-style="italic" style:font-style-asian="italic" style:font-style-complex="italic"/>
    </style:style>
    <style:style style:name="T10" style:family="text" style:parent-style-name="Champ_20_2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 style:parent-style-name="Champ_20_2">
      <style:text-properties fo:language="en" fo:country="US" fo:font-style="italic" style:font-style-asian="italic" style:font-style-complex="italic"/>
    </style:style>
    <style:style style:name="T12" style:family="text" style:parent-style-name="Champ_20_2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 style:parent-style-name="Champ_20_2">
      <style:text-properties style:font-name="Arial1"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Table_20_Contents"/>
            </table:table-cell>
            <table:table-cell>
              <table:table table:is-sub-table="true">
                <table:table-column table:style-name="Tableau4.B1.1"/>
                <table:table-column table:style-name="Tableau4.B1.2"/>
                <table:table-row>
                  <table:table-cell table:style-name="Tableau4.A1" table:number-columns-spanned="2" office:value-type="string">
                    <text:p text:style-name="Prénom_20_NOM">Sébastien CELLES</text:p>
                  </table:table-cell>
                  <table:covered-table-cell/>
                </table:table-row>
                <table:table-row>
                  <table:table-cell table:style-name="Tableau4.A1" office:value-type="string">
                    <text:p text:style-name="Sender">Résidence les Abeilles</text:p>
                    <text:p text:style-name="Sender">50, rue des Écoles</text:p>
                    <text:p text:style-name="Sender">87170 ISLE</text:p>
                    <text:p text:style-name="Sender"><text:span text:style-name="Champ_20_1">Tél. domicil</text:span><text:span text:style-name="T1">e<text:tab/>: </text:span><text:span text:style-name="T2">05 55 01 59 78</text:span></text:p>
                    <text:p text:style-name="Sender"><text:span text:style-name="Champ_20_2"><text:span text:style-name="T1">Tél. portable<text:tab/>:</text:span></text:span><text:span text:style-name="T2"> </text:span><text:span text:style-name="Champ_20_2"><text:span text:style-name="T2">06 85 78 08 21</text:span></text:span></text:p>
                  </table:table-cell>
                  <table:table-cell table:style-name="Tableau4.A1" office:value-type="string">
                    <text:p text:style-name="Sender"><text:span text:style-name="T3"/></text:p>
                  </table:table-cell>
                </table:table-row>
                <table:table-row>
                  <table:table-cell table:style-name="Tableau4.A1" table:number-columns-spanned="2" office:value-type="string">
                    <text:p text:style-name="Sender"><text:span text:style-name="T4">E-Mail : </text:span><text:a xlink:type="simple" xlink:href="mailto:s.cls@laposte.net">s.cls@laposte.net</text:a></text:p>
                    <text:p text:style-name="Standard"><text:span text:style-name="T5">Site web :</text:span> <text:a xlink:type="simple" xlink:href="http://www.celles.net/">http://www.celles.net</text:a></text:p>
                    <text:p text:style-name="Standard"/>
                  </table:table-cell>
                  <table:covered-table-cell/>
                </table:table-row>
              </table:table>
            </table:table-cell>
          </table:table-row>
        </table:table-header-rows>
        <table:table-row>
          <table:table-cell table:style-name="Tableau4.A1" office:value-type="string">
            <text:p text:style-name="Table_20_Contents"/>
          </table:table-cell>
          <table:table-cell table:style-name="Tableau4.B2" office:value-type="string">
            <text:p text:style-name="P1"><text:span text:style-name="T6">Professeur</text:span><text:span text:style-name="T7"> </text:span><text:span text:style-name="T6">agrégé</text:span><text:span text:style-name="T7"> de Sciences Physiques / Physique Appliquée</text:span></text:p>
            <text:p text:style-name="P1"><text:span text:style-name="T7">Formation </text:span><text:span text:style-name="Champ_20_2"><text:span text:style-name="T7">Physique, </text:span></text:span><text:span text:style-name="T7">Electronique, Electrotechnique, Automatique et Informatique</text:span></text:p>
          </table:table-cell>
        </table:table-row>
      </table:table>
      <text:h text:style-name="Heading_20_1" text:outline-level="1"/>
      <text:h text:style-name="Heading_20_1" text:outline-level="1">État civil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/>
            </table:table-cell>
            <table:table-cell table:style-name="Tableau3.A1" office:value-type="string">
              <text:p text:style-name="Standard"><text:span text:style-name="Champ_20_1">Nationalité :</text:span> <text:span text:style-name="Champ_20_2">Français</text:span></text:p>
              <text:p text:style-name="Standard"><text:span text:style-name="Champ_20_1">Date de naissance :</text:span> <text:span text:style-name="Champ_20_2">3 Juillet 1978</text:span></text:p>
              <text:p text:style-name="Standard"><text:span text:style-name="Champ_20_1">Lieu de naissance :</text:span> <text:span text:style-name="Champ_20_2">BRIVE-LA-GAILLARDE (19)</text:span></text:p>
            </table:table-cell>
          </table:table-row>
        </table:table-header-rows>
      </table:table>
      <text:h text:style-name="Heading_20_1" text:outline-level="1"/>
      <text:h text:style-name="Heading_20_1" text:outline-level="1">Formation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Date"/>
            </table:table-cell>
            <table:table-cell table:style-name="Tableau1.A1" office:value-type="string">
              <text:h text:style-name="Heading_20_2" text:outline-level="2">Faculté des Sciences - LIMOGES (87)</text:h>
            </table:table-cell>
          </table:table-row>
        </table:table-header-rows>
        <table:table-row>
          <table:table-cell table:style-name="Tableau1.A1" office:value-type="string">
            <text:p text:style-name="Date">Sept. 2004 – Janvier 2005</text:p>
          </table:table-cell>
          <table:table-cell table:style-name="Tableau1.A1" office:value-type="string">
            <text:p text:style-name="Ligne_20_3">Auditeur libre licence Informatique 3ème année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ROUEN (76)</text:h>
          </table:table-cell>
        </table:table-row>
        <table:table-row>
          <table:table-cell table:style-name="Tableau1.A1" office:value-type="string">
            <text:p text:style-name="Date">Sept. 2002 – Juin 2003</text:p>
          </table:table-cell>
          <table:table-cell table:style-name="Tableau1.A1" office:value-type="string">
            <text:p text:style-name="Ligne_20_3">Admis à l'agrégation externe de Sciences Physiques option Électricité Appliquée</text:p>
            <text:p text:style-name="Ligne_20_3">Formation et titularisation dans le corps des professeurs certifiés du second degré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Université Paul Sabatier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2001 - <text:s/>Juin 2002</text:span></text:p>
          </table:table-cell>
          <table:table-cell table:style-name="Tableau1.A1" office:value-type="string">
            <text:p text:style-name="P2">Préparation de l'agrégation de Sciences Physiques option Électricité Appliquée</text:p>
          </table:table-cell>
        </table:table-row>
        <table:table-row>
          <table:table-cell table:style-name="Tableau1.A1" office:value-type="string">
            <text:p text:style-name="Date"><text:span text:style-name="Date1">Oct. 2000 - Juin 2001</text:span></text:p>
          </table:table-cell>
          <table:table-cell table:style-name="Tableau1.A1" office:value-type="string">
            <text:p text:style-name="P2">Maîtrise es Électronique Électrotechnique Automatique mention Génie Électrique session Juin 2001 (1er)</text:p>
            <text:p text:style-name="P2">Admis au CAPES de Physique Électricité Appliquée session 2001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I.U.F.M. - TOULOUSE (31)</text:h>
          </table:table-cell>
        </table:table-row>
        <table:table-row>
          <table:table-cell table:style-name="Tableau1.A1" office:value-type="string">
            <text:p text:style-name="Date"><text:span text:style-name="Date1">Sept. 1999 - Juin 2000</text:span></text:p>
          </table:table-cell>
          <table:table-cell table:style-name="Tableau1.A1" office:value-type="string">
            <text:p text:style-name="P2">Admissible au CAPES de Physique Électricité Appliquée session 2000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Faculté des Sciences - LIMOGES (87)</text:h>
          </table:table-cell>
        </table:table-row>
        <table:table-row>
          <table:table-cell table:style-name="Tableau1.A1" office:value-type="string">
            <text:p text:style-name="Date"><text:span text:style-name="Date1">Oct. 1998 - Juin 1999</text:span></text:p>
          </table:table-cell>
          <table:table-cell table:style-name="Tableau1.A1" office:value-type="string">
            <text:p text:style-name="Ligne_20_3">Licence es Physique et Applications session Juin 1999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Lycée Michel Montaigne - BORDEAUX (33)</text:h>
          </table:table-cell>
        </table:table-row>
        <table:table-row>
          <table:table-cell table:style-name="Tableau1.A1" office:value-type="string">
            <text:p text:style-name="Date"><text:span text:style-name="Date1">Sept. 1997 - Juin 1998</text:span></text:p>
          </table:table-cell>
          <table:table-cell table:style-name="Tableau1.A1" office:value-type="string">
            <text:p text:style-name="Ligne_20_3">Mathématiques spéciales Physique Sciences de l'Ingénieur (PSI)</text:p>
          </table:table-cell>
        </table:table-row>
        <table:table-row>
          <table:table-cell table:style-name="Tableau1.A1" office:value-type="string">
            <text:p text:style-name="Date"><text:span text:style-name="Date1"/></text:p>
          </table:table-cell>
          <table:table-cell table:style-name="Tableau1.A1" office:value-type="string">
            <text:h text:style-name="Heading_20_2" text:outline-level="2">Lycée Bertran de Born - PERIGUEUX (24)</text:h>
          </table:table-cell>
        </table:table-row>
        <table:table-row>
          <table:table-cell table:style-name="Tableau1.A1" office:value-type="string">
            <text:p text:style-name="Date"><text:span text:style-name="Date1">Sept. 1996 - Juin 1997</text:span></text:p>
          </table:table-cell>
          <table:table-cell table:style-name="Tableau1.A1" office:value-type="string">
            <text:p text:style-name="Ligne_20_3">Mathématiques supérieures Physique Chimie Sciences de l'Ingénieur (PCSI)</text:p>
          </table:table-cell>
        </table:table-row>
        <table:table-row>
          <table:table-cell table:style-name="Tableau1.A1" office:value-type="string">
            <text:p text:style-name="Date"/>
          </table:table-cell>
          <table:table-cell table:style-name="Tableau1.A1" office:value-type="string">
            <text:h text:style-name="Heading_20_2" text:outline-level="2">Collège &amp; Lycée d'Arsonval - BRIVE-LA-GAILLARDE (19)</text:h>
          </table:table-cell>
        </table:table-row>
        <table:table-row>
          <table:table-cell table:style-name="Tableau1.A1" office:value-type="string">
            <text:p text:style-name="Date"><text:span text:style-name="Date1">Sept. 1989 - Juin 1996</text:span></text:p>
          </table:table-cell>
          <table:table-cell table:style-name="Tableau1.A1" office:value-type="string">
            <text:p text:style-name="Ligne_20_3">Baccalauréat série Scientifique spécialité Sciences Physiques session Juin 1996</text:p>
            <text:p text:style-name="Ligne_20_3">Brevet d'Étude du Premier Cycle (B.E.P.C.) session Juin 1993</text:p>
          </table:table-cell>
        </table:table-row>
      </table:table>
      <text:p text:style-name="Standard"><text:span text:style-name="Date1"/></text:p>
      <text:h text:style-name="P3" text:outline-level="1"/>
      <text:h text:style-name="Heading_20_1" text:outline-level="1">Expériences professionnelles</text:h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float">
              <text:p text:style-name="Date"/>
            </table:table-cell>
            <table:table-cell table:style-name="Tableau2.B1" office:value-type="string">
              <text:h text:style-name="Heading_20_2" text:outline-level="2">Ministère de l'Éducation Nationale - LIMOGES (87)</text:h>
              <text:p text:style-name="P4">Professeur agrégé de Sciences Physiques / Physique Électricité Appliquée</text:p>
              <text:p text:style-name="Ligne_20_3">Titulaire en Zone de Remplacement départementale depuis Septembre 2003</text:p>
            </table:table-cell>
          </table:table-row>
        </table:table-header-rows>
        <table:table-row>
          <table:table-cell table:style-name="Tableau2.A1" office:value-type="float" office:value="0">
            <text:p text:style-name="Date">Sept. 2005 - ...</text:p>
          </table:table-cell>
          <table:table-cell table:style-name="Tableau2.B1" office:value-type="string">
            <text:p text:style-name="Ligne_20_3">Rattachement administratif / établissement d'exercice : Lycée Dautry – LIMOGES</text:p>
            <text:p text:style-name="Ligne_20_3"><text:tab/>2nde tronc commun</text:p>
            <text:p text:style-name="Ligne_20_3"><text:tab/>2nde option Physique Chimie de Laboratoire</text:p>
            <text:p text:style-name="Ligne_20_3"><text:tab/>1ère S</text:p>
            <text:p text:style-name="Ligne_20_3"><text:tab/>Terminale STL Biochimie</text:p>
          </table:table-cell>
        </table:table-row>
        <table:table-row>
          <table:table-cell table:style-name="Tableau2.A1" office:value-type="float" office:value="0">
            <text:p text:style-name="Date">Sept. 2004 – Juin 2005</text:p>
          </table:table-cell>
          <table:table-cell table:style-name="Tableau2.B1" office:value-type="string">
            <text:p text:style-name="Ligne_20_3">Rattachement administratif : Lycée Turgot - LIMOGES</text:p>
            <text:p text:style-name="Ligne_20_3">Établissements d'exercice : Lycée Dautry (1ère STL Chimie)</text:p>
            <text:p text:style-name="P5">Lycée Turgot - LIMOGES</text:p>
            <text:p text:style-name="P5"><text:tab/>1ère Sciences et Technologie Industrielle Génie Électrotechnique</text:p>
            <text:p text:style-name="P5"><text:tab/>Terminale Sciences et Technologie Industrielle Génie Mécanique)</text:p>
          </table:table-cell>
        </table:table-row>
        <table:table-row>
          <table:table-cell table:style-name="Tableau2.A1" office:value-type="float" office:value="0">
            <text:p text:style-name="Date">Mars 2004 – Juin 2004</text:p>
          </table:table-cell>
          <table:table-cell table:style-name="Tableau2.B1" office:value-type="string">
            <text:p text:style-name="Ligne_20_3">Lycée Dautry - LIMOGES</text:p>
            <text:p text:style-name="Ligne_20_3"><text:tab/>BTS Contrôle Industriel Régulation Automatique – Physique Industrielle (Thermodynamique)</text:p>
            <text:p text:style-name="Ligne_20_3"><text:tab/>1ère Sciences et Techniques de Laboratoire option Chimie</text:p>
            <text:p text:style-name="Ligne_20_3"><text:tab/>1ère S</text:p>
          </table:table-cell>
        </table:table-row>
        <table:table-row>
          <table:table-cell table:style-name="Tableau2.A1" office:value-type="float" office:value="0">
            <text:p text:style-name="Date">Sept. 2003 – Mars 2004</text:p>
          </table:table-cell>
          <table:table-cell table:style-name="Tableau2.B1" office:value-type="string">
            <text:p text:style-name="Ligne_20_3">Physique en Mathématiques Supérieures PCSI au Lycée Gay-Lussac de LIMOG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DEVILLE-LES-ROUEN (76)</text:h>
          </table:table-cell>
        </table:table-row>
        <table:table-row>
          <table:table-cell table:style-name="Tableau2.A1" office:value-type="float" office:value="0">
            <text:p text:style-name="Date">Sept. 2002 – Juin 2003</text:p>
          </table:table-cell>
          <table:table-cell table:style-name="Tableau2.B1" office:value-type="string">
            <text:p text:style-name="Ligne_20_3">Professeur certifié de Sciences Physiques au Collège Jules Verne (5ème et 4ème)</text:p>
          </table:table-cell>
        </table:table-row>
        <table:table-row>
          <table:table-cell table:style-name="Tableau2.A1" office:value-type="float">
            <text:p text:style-name="Date"><text:span text:style-name="Date1"/></text:p>
          </table:table-cell>
          <table:table-cell table:style-name="Tableau2.B1" office:value-type="string">
            <text:h text:style-name="Heading_20_2" text:outline-level="2">Aéro-club de Brive - BRIVE-LA-GAILLARDE (19)</text:h>
          </table:table-cell>
        </table:table-row>
        <table:table-row>
          <table:table-cell table:style-name="Tableau2.A1" office:value-type="float" office:value="0">
            <text:p text:style-name="Date">Juillet-Août 2002 &amp; 2003</text:p>
          </table:table-cell>
          <table:table-cell table:style-name="Tableau2.B1" office:value-type="string">
            <text:p text:style-name="Ligne_20_3">Instructeur de pilote de planeur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.N.C.F. - BRIVE-LA-GAILLARD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&amp; Août 2001</text:span></text:p>
            <text:p text:style-name="Date"><text:span text:style-name="Date1">Juillet &amp; Août 2000</text:span></text:p>
          </table:table-cell>
          <table:table-cell table:style-name="Tableau2.B1" office:value-type="string">
            <text:p text:style-name="Ligne_20_3">Agent du service commercial train (contrôleur)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ABZ Conseil - ISSY LES MOULINEAUX (92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9</text:span></text:p>
          </table:table-cell>
          <table:table-cell table:style-name="Tableau2.B1" office:value-type="string">
            <text:p text:style-name="Ligne_20_3">Employé au Tour de Franc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OBJAT (19)</text:h>
          </table:table-cell>
        </table:table-row>
        <table:table-row>
          <table:table-cell table:style-name="Tableau2.A1" office:value-type="float" office:value="36008">
            <text:p text:style-name="Date"><text:span text:style-name="Date1">Août 1998</text:span>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rédit Agricole Centre France - NAVES (19)</text:h>
          </table:table-cell>
        </table:table-row>
        <table:table-row>
          <table:table-cell table:style-name="Tableau2.A1" office:value-type="float" office:value="0">
            <text:p text:style-name="Date">Août 1997</text:p>
          </table:table-cell>
          <table:table-cell table:style-name="Tableau2.B1" office:value-type="string">
            <text:p text:style-name="Ligne_20_3">Employé back-office service Dépôts &amp; Prestations Bancaires Diverses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Caisse d'Épargne du Limousin - LARCHE (19)</text:h>
          </table:table-cell>
        </table:table-row>
        <table:table-row>
          <table:table-cell table:style-name="Tableau2.A1" office:value-type="float" office:value="0">
            <text:p text:style-name="Date">Juillet 1997</text:p>
          </table:table-cell>
          <table:table-cell table:style-name="Tableau2.B1" office:value-type="string">
            <text:p text:style-name="Ligne_20_3">Agent commercial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Municipalité de Briv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Début Septembre 1996</text:span></text:p>
          </table:table-cell>
          <table:table-cell table:style-name="Tableau2.B1" office:value-type="string">
            <text:p text:style-name="Ligne_20_3">Saisonnier au service voirie</text:p>
          </table:table-cell>
        </table:table-row>
        <table:table-row>
          <table:table-cell table:style-name="Tableau2.A1" office:value-type="float">
            <text:p text:style-name="Date"/>
          </table:table-cell>
          <table:table-cell table:style-name="Tableau2.B1" office:value-type="string">
            <text:h text:style-name="Heading_20_2" text:outline-level="2">Société de Fonderie Aluminium Briviste (19)</text:h>
          </table:table-cell>
        </table:table-row>
        <table:table-row>
          <table:table-cell table:style-name="Tableau2.A1" office:value-type="float" office:value="0">
            <text:p text:style-name="Date"><text:span text:style-name="Date1">Juillet 1995 &amp; 1996</text:span></text:p>
          </table:table-cell>
          <table:table-cell table:style-name="Tableau2.B1" office:value-type="string">
            <text:p text:style-name="Ligne_20_3">Saisonnier au service entretien (1995) puis au service découpe (1996)</text:p>
          </table:table-cell>
        </table:table-row>
      </table:table>
      <text:p text:style-name="Standard"/>
      <text:h text:style-name="P3" text:outline-level="1"/>
      <text:h text:style-name="Heading_20_1" text:outline-level="1">Connaissances en informatique</text:h>
      <text:p text:style-name="Standard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6"><text:span text:style-name="T8">Systèmes <text:line-break/>d'exploitations</text:span></text:p>
            </table:table-cell>
            <table:table-cell table:style-name="Tableau6.B1" office:value-type="string">
              <text:p text:style-name="P7"><text:span text:style-name="T9">MS Dos, MS Windows, GNU/Linux (Mandriva, Debian, Gentoo)</text:span></text:p>
            </table:table-cell>
          </table:table-row>
        </table:table-header-rows>
        <table:table-row>
          <table:table-cell table:style-name="Tableau6.A1" office:value-type="string">
            <text:p text:style-name="P6"><text:span text:style-name="T8">Bureautique</text:span></text:p>
          </table:table-cell>
          <table:table-cell table:style-name="Tableau6.B1" office:value-type="string">
            <text:p text:style-name="P7"><text:span text:style-name="T9">MS Office : Word, Excel , Access , Powerpoint</text:span></text:p>
            <text:p text:style-name="P7"><text:span text:style-name="T9">OpenOffice, StarOffice</text:span></text:p>
          </table:table-cell>
        </table:table-row>
        <table:table-row>
          <table:table-cell table:style-name="Tableau6.A1" office:value-type="string">
            <text:p text:style-name="P8">Édition scientifique</text:p>
          </table:table-cell>
          <table:table-cell table:style-name="Tableau6.B1" office:value-type="string">
            <text:p text:style-name="P7"><text:span text:style-name="T9">LaTeX &amp; PSTricks (Kile, Emacs, TeXnicCenter, LyX)</text:span></text:p>
          </table:table-cell>
        </table:table-row>
        <table:table-row>
          <table:table-cell table:style-name="Tableau6.A1" office:value-type="string">
            <text:p text:style-name="P6"><text:span text:style-name="T8">Internet</text:span></text:p>
          </table:table-cell>
          <table:table-cell table:style-name="Tableau6.B1" office:value-type="string">
            <text:p text:style-name="P7"><text:span text:style-name="T9">Internet Explorer, Outlook, Frontpage, IRC, Mozilla</text:span></text:p>
          </table:table-cell>
        </table:table-row>
        <table:table-row>
          <table:table-cell table:style-name="Tableau6.A1" office:value-type="string">
            <text:p text:style-name="P6"><text:span text:style-name="T8">Réseau</text:span></text:p>
          </table:table-cell>
          <table:table-cell table:style-name="Tableau6.B1" office:value-type="string">
            <text:p text:style-name="P7"><text:span text:style-name="T10">Configuration réseau (IP statique, dynamique via DHCP)</text:span></text:p>
            <text:p text:style-name="P7"><text:span text:style-name="T10">Serveurs de fichiers et d'impression (</text:span><text:span text:style-name="Champ_20_2"><text:span text:style-name="T10">Samba)</text:span></text:span><text:span text:style-name="T10">, FTP (Proftpd), <text:tab/>HTTP (Apache)</text:span></text:p>
            <text:p text:style-name="P7"><text:span text:style-name="T10">Prise de contrôle à distance VNC, SSH, export DISPLAY...</text:span></text:p>
          </table:table-cell>
        </table:table-row>
        <table:table-row>
          <table:table-cell table:style-name="Tableau6.A1" office:value-type="string">
            <text:p text:style-name="P6"><text:span text:style-name="T8">Programmation</text:span></text:p>
          </table:table-cell>
          <table:table-cell table:style-name="Tableau6.B1" office:value-type="string">
            <text:p text:style-name="P9"><text:span text:style-name="T9">Langages : C (gcc), C++ <text:s/>(g++), C# (MS.Net et Mono),<text:line-break/> </text:span><text:span text:style-name="Champ_20_2"><text:span text:style-name="T9">Visual Basic, </text:span></text:span><text:span text:style-name="T9">Python, Java, Ada</text:span></text:p>
            <text:p text:style-name="P7"><text:span text:style-name="T9">Compilation séparée : GNU Make et autotools</text:span></text:p>
            <text:p text:style-name="P7"><text:span text:style-name="T9">Gestion de versions : CVS et Subversion</text:span></text:p>
          </table:table-cell>
        </table:table-row>
        <table:table-row>
          <table:table-cell table:style-name="Tableau6.A1" office:value-type="string">
            <text:p text:style-name="P6"><text:span text:style-name="T8">Mathématiques<text:line-break/>et calcul formel</text:span></text:p>
          </table:table-cell>
          <table:table-cell table:style-name="Tableau6.B1" office:value-type="string">
            <text:p text:style-name="P7"><text:span text:style-name="T10">Maple, Mupad, Mathcad, Mathtype, Derive, xcas</text:span></text:p>
          </table:table-cell>
        </table:table-row>
        <table:table-row>
          <table:table-cell table:style-name="Tableau6.A1" office:value-type="string">
            <text:p text:style-name="P8">Physique (EXAO)</text:p>
          </table:table-cell>
          <table:table-cell table:style-name="Tableau6.B1" office:value-type="string">
            <text:p text:style-name="P10">Régressi, Synchronie</text:p>
          </table:table-cell>
        </table:table-row>
        <table:table-row>
          <table:table-cell table:style-name="Tableau6.A1" office:value-type="string">
            <text:p text:style-name="P8">Électronique</text:p>
            <text:p text:style-name="P8">Électrotechnique</text:p>
            <text:p text:style-name="P8">Automatique</text:p>
          </table:table-cell>
          <table:table-cell table:style-name="Tableau6.B1" office:value-type="string">
            <text:p text:style-name="P10">Matlab/Simulink et carte dSPACE, Scilab/Scicos</text:p>
            <text:p text:style-name="P11">Orcad PSpice, Psim, Eagle...</text:p>
            <text:p text:style-name="P11">Programmation en C de microcontrôleurs</text:p>
            <text:p text:style-name="P11"><text:span text:style-name="T10"><text:tab/></text:span> Siemens C167</text:p>
            <text:p text:style-name="P12"><text:span text:style-name="T10"><text:tab/>Atmel AVR AT90S8535</text:span></text:p>
          </table:table-cell>
        </table:table-row>
        <table:table-row>
          <table:table-cell table:style-name="Tableau6.A1" office:value-type="string">
            <text:p text:style-name="P6"><text:span text:style-name="T8">Dessin Assisté par Ordinateur</text:span></text:p>
          </table:table-cell>
          <table:table-cell table:style-name="Tableau6.B1" office:value-type="string">
            <text:p text:style-name="P7"><text:span text:style-name="T9">3D : D.M.T.</text:span></text:p>
            <text:p text:style-name="P7"><text:span text:style-name="T9">2D vectoriel : </text:span><text:span text:style-name="T11">Corel</text:span><text:span text:style-name="T9"> </text:span><text:span text:style-name="T11">Draw</text:span><text:span text:style-name="T9">, DIA, Inkscape, XFig</text:span></text:p>
            <text:p text:style-name="P7"><text:span text:style-name="T9">2D </text:span><text:span text:style-name="T11">bitmap</text:span><text:span text:style-name="T9"> : </text:span><text:span text:style-name="T11">Paint</text:span><text:span text:style-name="T9"> </text:span><text:span text:style-name="T11">Shop</text:span><text:span text:style-name="T9"> Pro, </text:span><text:span text:style-name="T11">The</text:span><text:span text:style-name="T9"> </text:span><text:span text:style-name="T11">Gimp</text:span></text:p>
          </table:table-cell>
        </table:table-row>
      </table:table>
      <text:p text:style-name="Standard"><text:span text:style-name="Champ_20_2"/></text:p>
      <text:h text:style-name="Heading_20_1" text:outline-level="1">Centres d'intérêt</text:h>
      <text:p text:style-name="Standard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6"><text:span text:style-name="T8">Aéronautique</text:span></text:p>
            </table:table-cell>
            <table:table-cell table:style-name="Tableau5.B1" office:value-type="string">
              <text:p text:style-name="P7"><text:span text:style-name="T12">Voltige avion (depuis Juillet 2002)</text:span></text:p>
              <text:p text:style-name="P7"><text:span text:style-name="T12">Qualification d'instructeur planeur (depuis Juin 2001)</text:span></text:p>
              <text:p text:style-name="P7"><text:span text:style-name="T12">Brevet de base avion (depuis Mai 2000)</text:span></text:p>
              <text:p text:style-name="P7"><text:span text:style-name="T12">Brevet de pilote de planeur (depuis Juillet 1996)</text:span></text:p>
              <text:p text:style-name="P7"><text:span text:style-name="T12">Brevet d'initiation aéronautique (depuis Juin 1996)</text:span></text:p>
              <text:p text:style-name="P7"><text:span text:style-name="T12">Aéromodélisme</text:span></text:p>
            </table:table-cell>
          </table:table-row>
        </table:table-header-rows>
        <table:table-row>
          <table:table-cell table:style-name="Tableau5.A1" office:value-type="string">
            <text:p text:style-name="P6"><text:span text:style-name="T8">Informatique</text:span></text:p>
          </table:table-cell>
          <table:table-cell table:style-name="Tableau5.B1" office:value-type="string">
            <text:p text:style-name="P13">Collaboration au système de calcul formel libre : xcas</text:p>
            <text:p text:style-name="P13">Bêta-testeur calculatrices Texas Instruments (TI-92 &amp; V200)</text:p>
            <text:p text:style-name="P13">Bêta-testeur de différents logiciels libres</text:p>
            <text:p text:style-name="P13"><text:tab/>(OpenOffice, Debian, Ubuntu, GNOME...)</text:p>
            <text:p text:style-name="P14"><text:span text:style-name="T13">Réalisation du site </text:span><text:a xlink:type="simple" xlink:href="http://www.celles.net/"><text:span text:style-name="T14">http://www.celles.net</text:span></text:a><text:span text:style-name="T13"> </text:span></text:p>
          </table:table-cell>
        </table:table-row>
        <table:table-row>
          <table:table-cell table:style-name="Tableau5.A1" office:value-type="string">
            <text:p text:style-name="P8"><text:span text:style-name="Champ_20_1">Radiocommunications</text:span></text:p>
          </table:table-cell>
          <table:table-cell table:style-name="Tableau5.B1" office:value-type="string">
            <text:p text:style-name="P7"><text:span text:style-name="T15">Membre du Réseau des Émetteurs Français depuis 1996</text:span></text:p>
          </table:table-cell>
        </table:table-row>
      </table:table>
      <text:p text:style-name="Standard"><text:span text:style-name="Champ_20_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use-window-font-color="true" style:font-name="Arial" fo:font-size="13pt" fo:language="fr" fo:country="FR" style:font-name-asian="Times New Roman" style:font-size-asian="10pt" style:font-name-complex="Arial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0cm" fo:keep-with-next="always"/>
      <style:text-properties fo:font-size="14pt" style:text-underline-style="solid" style:text-underline-width="auto" style:text-underline-color="font-color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cm" fo:margin-right="0cm" fo:margin-top="0.212cm" fo:margin-bottom="0.106cm" fo:text-indent="0cm" style:auto-text-indent="false" fo:background-color="transparent" fo:keep-with-next="always">
        <style:tab-stops/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5cm" style:type="center"/>
          <style:tab-stop style:position="11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fo:font-size="12pt" style:font-size-asian="12pt" style:font-size-complex="12pt"/>
    </style:style>
    <style:style style:name="Sender" style:family="paragraph" style:parent-style-name="Standard" style:class="extra"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ille_20__28_Dép._29_" style:display-name="Ville (Dép.)" style:family="paragraph" style:parent-style-name="Standard">
      <style:paragraph-properties fo:margin-left="0.101cm" fo:margin-right="0cm" fo:text-indent="0.199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rénom_20_NOM" style:display-name="Prénom NOM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Ligne_20_3" style:display-name="Ligne 3" style:family="paragraph" style:parent-style-name="Standard">
      <style:paragraph-properties fo:margin-left="0.6cm" fo:margin-right="0cm" fo:text-indent="-0.199cm" style:auto-text-indent="false">
        <style:tab-stops>
          <style:tab-stop style:position="2.251cm" style:type="center"/>
          <style:tab-stop style:position="4.9cm"/>
        </style:tab-stops>
      </style:paragraph-properties>
      <style:text-properties fo:font-size="10pt" fo:font-style="italic" style:font-size-asian="8pt" style:font-style-asian="italic" style:font-size-complex="8pt" style:font-style-complex="italic"/>
    </style:style>
    <style:style style:name="Date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font-style="italic"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"/>
    </style:style>
    <style:style style:name="WW-Police_20_par_20_défaut" style:display-name="WW-Police par défaut" style:family="text"/>
    <style:style style:name="Champ_20_1" style:display-name="Champ 1" style:family="text" style:parent-style-name="WW-Police_20_par_20_défaut">
      <style:text-properties fo:font-weight="bold" style:font-weight-asian="bold" style:font-weight-complex="bold"/>
    </style:style>
    <style:style style:name="Champ_20_2" style:display-name="Champ 2" style:family="text" style:parent-style-name="WW-Police_20_par_20_défaut">
      <style:text-properties fo:font-style="italic" style:font-style-asian="italic" style:font-style-complex="italic"/>
    </style:style>
    <style:style style:name="Date1" style:family="text" style:parent-style-name="WW-Police_20_par_20_défaut">
      <style:text-properties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0.801cm" fo:margin-right="0.8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CELLES Sébastien</dc:title>
    <meta:creation-date>2003-11-25T12:54:59</meta:creation-date>
    <dc:creator>scls</dc:creator>
    <dc:date>2006-09-29T08:51:54</dc:date>
    <meta:print-date>2004-12-06T10:09:36</meta:print-date>
    <dc:language>en-US</dc:language>
    <meta:editing-cycles>100</meta:editing-cycles>
    <meta:editing-duration>PT4H22M15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3" meta:paragraph-count="145" meta:word-count="729" meta:character-count="5310"/>
  </office:meta>
</office:document-meta>
</file>